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lfsr_periods" table:style-name="ta1">
        <table:table-column table:style-name="co1" table:number-columns-repeated="129" table:default-cell-style-name="Default"/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8" calcext:value-type="float">
            <text:p>128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0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6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8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6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8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0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6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8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6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8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number-columns-repeated="8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0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8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6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8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6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4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2" table:style-name="ce2" office:value-type="string" calcext:value-type="string">
            <text:p><text:s/></text:p>
          </table:table-cell>
          <table:table-cell table:number-columns-repeated="2"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1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3" table:style-name="ce2" office:value-type="string" calcext:value-type="string">
            <text:p><text:s/>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 table:number-rows-repeated="1048446">
          <table:table-cell table:number-columns-repeated="129"/>
        </table:table-row>
        <table:table-row table:style-name="ro1">
          <table:table-cell table:number-columns-repeated="129"/>
        </table:table-row>
        <calcext:conditional-formats>
          <calcext:conditional-format calcext:target-range-address="lfsr_periods.B2:lfsr_periods.DY129">
            <calcext:color-scale>
              <calcext:color-scale-entry calcext:value="1" calcext:type="number" calcext:color="#ff0000"/>
              <calcext:color-scale-entry calcext:value="0" calcext:type="minimum" calcext:color="#ffff38"/>
              <calcext:color-scale-entry calcext:value="0" calcext:type="maximum" calcext:color="#81d41a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10T18:22:21.259000000</dc:date>
    <meta:editing-duration>PT8M4S</meta:editing-duration>
    <meta:editing-cycles>1</meta:editing-cycles>
    <meta:generator>LibreOffice/7.5.0.2$Windows_X86_64 LibreOffice_project/c0dd1bc3f1a385d110b88e26ece634da94921f58</meta:generator>
    <meta:document-statistic meta:table-count="1" meta:cell-count="16641" meta:object-count="0"/>
  </office:meta>
</office:document-meta>
</file>